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2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none" fo:font-weight="bold" style:font-size-asian="26pt" style:font-size-complex="26pt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2pt" fo:text-shadow="none" style:font-size-asian="32pt" style:font-size-complex="32pt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11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6pt" fo:text-shadow="none" fo:font-weight="bold" style:font-size-asian="36pt" style:font-size-complex="36pt"/>
    </style:style>
    <style:style style:name="T6" style:family="text">
      <style:text-properties fo:color="#000000" style:font-name="Segoe UI2" fo:font-size="32pt" fo:text-shadow="none" style:font-size-asian="32pt" style:font-size-complex="32pt"/>
    </style:style>
    <style:style style:name="T7" style:family="text">
      <style:text-properties fo:color="#ffffff" style:font-name="Segoe UI2" fo:font-size="26pt" fo:text-shadow="1pt 1pt" style:font-size-asian="26pt" style:font-size-complex="26pt"/>
    </style:style>
    <style:style style:name="T8" style:family="text">
      <style:text-properties fo:color="#ffffff" style:font-name="Segoe UI2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27cm" svg:y="0.508cm">
          <draw:text-box>
            <text:p text:style-name="P1"><text:span text:style-name="T1">HYMN #726</text:span></text:p>
            <text:p text:style-name="P1"><text:span text:style-name="T2">“</text:span><text:span text:style-name="T2">Evening and Morn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4.638cm" svg:height="7.366cm" svg:x="1.778cm" svg:y="0.508cm">
          <draw:text-box>
            <text:p text:style-name="P1"><text:span text:style-name="T3">1. </text:span><text:span text:style-name="T4">Evening and morning,</text:span></text:p>
            <text:p text:style-name="P1"><text:span text:style-name="T4">Sunset and dawning,</text:span><text:span text:style-name="T4"><text:line-break/></text:span><text:span text:style-name="T4">Wealth, peace, and gladness,</text:span><text:span text:style-name="T4"><text:line-break/></text:span><text:span text:style-name="T4">Comfort in sadnes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146cm" svg:height="4.318cm" svg:x="1.524cm" svg:y="0.508cm">
          <draw:text-box>
            <text:p text:style-name="P1"><text:span text:style-name="T5">These are Thy works;</text:span></text:p>
            <text:p text:style-name="P1"><text:span text:style-name="T5">all the glory be Th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5.654cm" svg:height="7.766cm" svg:x="1.294cm" svg:y="0.504cm">
          <draw:text-box>
            <text:p text:style-name="P6"><text:span text:style-name="T4">Times without number,</text:span><text:span text:style-name="T4"><text:line-break/></text:span><text:span text:style-name="T4">Awake or in slumber,</text:span><text:span text:style-name="T4"><text:line-break/></text:span><text:span text:style-name="T4">Thine eye observes us,</text:span><text:span text:style-name="T4"><text:line-break/></text:span><text:span text:style-name="T4">From danger preserves u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7" draw:layer="layout" svg:width="25.654cm" svg:height="4.064cm" svg:x="1.27cm" svg:y="0.508cm">
          <draw:text-box>
            <text:p text:style-name="P6"><text:span text:style-name="T4">Causing Thy mercy</text:span></text:p>
            <text:p text:style-name="P6"><text:span text:style-name="T4">upon us to s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7" draw:layer="layout" svg:width="24.384cm" svg:height="7.011cm" svg:x="1.524cm" svg:y="0.508cm">
          <draw:text-box>
            <text:p text:style-name="P6"><text:span text:style-name="T3">2. </text:span><text:span text:style-name="T4">Father, O hear me,</text:span><text:span text:style-name="T4"><text:line-break/></text:span><text:span text:style-name="T4">Pardon and spare me;</text:span><text:span text:style-name="T4"><text:line-break/></text:span><text:span text:style-name="T4">Calm all my terrors,</text:span><text:span text:style-name="T4"><text:line-break/></text:span><text:span text:style-name="T4">Blot out my err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8" draw:text-style-name="P9" draw:layer="layout" svg:width="24.638cm" svg:height="3.81cm" svg:x="1.524cm" svg:y="0.508cm">
          <draw:text-box>
            <text:p text:style-name="P8"><text:span text:style-name="T4">That by Thine eyes</text:span></text:p>
            <text:p text:style-name="P8"><text:span text:style-name="T4">they may no more be scanned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9" draw:text-style-name="P7" draw:layer="layout" svg:width="24.892cm" svg:height="8.128cm" svg:x="1.524cm" svg:y="0.508cm">
          <draw:text-box>
            <text:p text:style-name="P6"><text:span text:style-name="T4">Order my goings,</text:span></text:p>
            <text:p text:style-name="P6"><text:span text:style-name="T4">Direct all my doings;</text:span><text:span text:style-name="T4"><text:line-break/></text:span><text:span text:style-name="T4">As it may please Thee,</text:span><text:span text:style-name="T4"><text:line-break/></text:span><text:span text:style-name="T4">Retain or release m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8" draw:text-style-name="P7" draw:layer="layout" svg:width="24.892cm" svg:height="3.81cm" svg:x="1.524cm" svg:y="0.508cm">
          <draw:text-box>
            <text:p text:style-name="P6"><text:span text:style-name="T4">All I commit</text:span></text:p>
            <text:p text:style-name="P6"><text:span text:style-name="T4">to Thy fatherly h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5" draw:text-style-name="P7" draw:layer="layout" svg:width="24.638cm" svg:height="7.766cm" svg:x="1.524cm" svg:y="0.508cm">
          <draw:text-box>
            <text:p text:style-name="P6"><text:span text:style-name="T3">3. </text:span><text:span text:style-name="T4">Ills that still grieve me</text:span><text:span text:style-name="T4"><text:line-break/></text:span><text:span text:style-name="T4">Soon are to leave me;</text:span><text:span text:style-name="T4"><text:line-break/></text:span><text:span text:style-name="T4">Though billows tower,</text:span><text:span text:style-name="T4"><text:line-break/></text:span><text:span text:style-name="T4">And winds gain pow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6" draw:text-style-name="P7" draw:layer="layout" svg:width="24.638cm" svg:height="4.064cm" svg:x="1.524cm" svg:y="0.508cm">
          <draw:text-box>
            <text:p text:style-name="P6"><text:span text:style-name="T4">After the storm</text:span></text:p>
            <text:p text:style-name="P6"><text:span text:style-name="T4">the fair sun shows its f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5" draw:text-style-name="P10" draw:layer="layout" svg:width="25.4cm" svg:height="7.766cm" svg:x="1.27cm" svg:y="0.508cm">
          <draw:text-box>
            <text:p text:style-name="P8"><text:span text:style-name="T4">Joys e’er increasing</text:span></text:p>
            <text:p text:style-name="P8"><text:span text:style-name="T4">And peace never ceasing:</text:span><text:span text:style-name="T4"><text:line-break/></text:span><text:span text:style-name="T4">These shall I treasure</text:span><text:span text:style-name="T4"><text:line-break/></text:span><text:span text:style-name="T4">And share in full meas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8" draw:text-style-name="P7" draw:layer="layout" svg:width="24.384cm" svg:height="3.81cm" svg:x="1.872cm" svg:y="0.575cm">
          <draw:text-box>
            <text:p text:style-name="P6"><text:span text:style-name="T4">When in His mansions</text:span></text:p>
            <text:p text:style-name="P6"><text:span text:style-name="T4">God grants me a pl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Hymn_25_20template" presentation:presentation-page-layout-name="AL1T0">
        <draw:frame draw:style-name="gr5" draw:text-style-name="P7" draw:layer="layout" svg:width="24.638cm" svg:height="7.766cm" svg:x="1.778cm" svg:y="0.616cm">
          <draw:text-box>
            <text:p text:style-name="P6"><text:span text:style-name="T3">4. </text:span><text:span text:style-name="T4">To God in heaven</text:span><text:span text:style-name="T4"><text:line-break/></text:span><text:span text:style-name="T4">All praise be given!</text:span><text:span text:style-name="T4"><text:line-break/></text:span><text:span text:style-name="T4">Come, let us offer</text:span><text:span text:style-name="T4"><text:line-break/></text:span><text:span text:style-name="T4">And gladly proff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Hymn_25_20template" presentation:presentation-page-layout-name="AL1T0">
        <draw:frame draw:style-name="gr10" draw:text-style-name="P7" draw:layer="layout" svg:width="24.638cm" svg:height="3.956cm" svg:x="1.684cm" svg:y="0.472cm">
          <draw:text-box>
            <text:p text:style-name="P6"><text:span text:style-name="T4">To the Creator</text:span></text:p>
            <text:p text:style-name="P6"><text:span text:style-name="T4">the gifts He doth priz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Hymn_25_20template" presentation:presentation-page-layout-name="AL1T0">
        <draw:frame draw:style-name="gr11" draw:text-style-name="P2" draw:layer="layout" svg:width="24.384cm" svg:height="7.112cm" svg:x="1.778cm" svg:y="0.508cm">
          <draw:text-box>
            <text:p text:style-name="P1"><text:span text:style-name="T4">He well receiveth</text:span><text:span text:style-name="T4"><text:line-break/></text:span><text:span text:style-name="T4">A heart that believeth;</text:span><text:span text:style-name="T4"><text:line-break/></text:span><text:span text:style-name="T4">Hymns that adore Him</text:span><text:span text:style-name="T4"><text:line-break/></text:span><text:span text:style-name="T4">Are precious before Hi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Hymn_25_20template" presentation:presentation-page-layout-name="AL1T0">
        <draw:frame draw:style-name="gr12" draw:text-style-name="P2" draw:layer="layout" svg:width="24.918cm" svg:height="13.4cm" svg:x="1.638cm" svg:y="0.522cm">
          <draw:text-box>
            <text:p text:style-name="P1"><text:span text:style-name="T4">And to His throne</text:span></text:p>
            <text:p text:style-name="P1"><text:span text:style-name="T4">like sweet incense arise.</text:span></text:p>
            <text:p text:style-name="P11"><text:span text:style-name="T7"><text:line-break/></text:span><text:span text:style-name="T7"/></text:p>
            <text:p text:style-name="P11"><text:span text:style-name="T8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>© Augsburg Publishing House.</text:span></text:p>
            <text:p text:style-name="P11"><text:span text:style-name="T9">Used by permission: LSB Hymn License </text:span></text:p>
            <text:p text:style-name="P11"><text:span text:style-name="T9">.NET, no. 100011038. Public domain</text:span></text:p>
            <text:p text:style-name="P11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itmap_20_22" draw:display-name="Bitmap 22" xlink:href="Pictures/1000000000000422000002536521D4F7A22AE6D8.jpg" xlink:type="simple" xlink:show="embed" xlink:actuate="onLoad"/>
    <draw:fill-image draw:name="Bitmap_20_23" draw:display-name="Bitmap 23" xlink:href="Pictures/1000000000000422000002536521D4F7A22AE6D8.jpg" xlink:type="simple" xlink:show="embed" xlink:actuate="onLoad"/>
    <draw:fill-image draw:name="Bitmap_20_24" draw:display-name="Bitmap 24" xlink:href="Pictures/1000000000000422000002536521D4F7A22AE6D8.jpg" xlink:type="simple" xlink:show="embed" xlink:actuate="onLoad"/>
    <draw:fill-image draw:name="Bitmap_20_25" draw:display-name="Bitmap 25" xlink:href="Pictures/1000000000000422000002536521D4F7A22AE6D8.jpg" xlink:type="simple" xlink:show="embed" xlink:actuate="onLoad"/>
    <draw:fill-image draw:name="Bitmap_20_26" draw:display-name="Bitmap 2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1:21:03.284000000</meta:creation-date>
    <dc:title>Hymn template</dc:title>
    <meta:editing-duration>PT33M44S</meta:editing-duration>
    <meta:editing-cycles>16</meta:editing-cycles>
    <meta:generator>LibreOffice/6.1.5.2$Windows_X86_64 LibreOffice_project/90f8dcf33c87b3705e78202e3df5142b201bd805</meta:generator>
    <meta:initial-creator>Arthur Hoch</meta:initial-creator>
    <dc:date>2019-04-29T14:07:36.497000000</dc:date>
    <meta:document-statistic meta:object-count="72"/>
    <meta:template xlink:type="simple" xlink:actuate="onRequest" xlink:title="Hymn template" xlink:href="../../AppData/Roaming/LibreOffice/4/user/template/Worship%20Templsates/Hymn%20template.otp" meta:date="2015-06-16T21:21:03.019000000"/>
  </office:meta>
</office:document-meta>
</file>